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78a"/>
    </style:style>
    <style:style style:name="P2" style:family="paragraph" style:parent-style-name="Standard">
      <style:paragraph-properties fo:text-align="start" style:justify-single-word="false"/>
      <style:text-properties officeooo:paragraph-rsid="001e778a"/>
    </style:style>
    <style:style style:name="P3" style:family="paragraph" style:parent-style-name="Text_20_body">
      <style:text-properties officeooo:paragraph-rsid="001e778a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e778a" style:font-weight-asian="normal" style:font-weight-complex="normal"/>
    </style:style>
    <style:style style:name="P5" style:family="paragraph" style:parent-style-name="Text_20_body">
      <style:text-properties officeooo:rsid="001fbba3" officeooo:paragraph-rsid="001fbba3"/>
    </style:style>
    <style:style style:name="P6" style:family="paragraph" style:parent-style-name="Text_20_body">
      <style:text-properties officeooo:rsid="00212166" officeooo:paragraph-rsid="00212166"/>
    </style:style>
    <style:style style:name="P7" style:family="paragraph" style:parent-style-name="Text_20_body">
      <style:text-properties officeooo:rsid="00228cbd" officeooo:paragraph-rsid="00228cbd"/>
    </style:style>
    <style:style style:name="P8" style:family="paragraph" style:parent-style-name="Text_20_body">
      <style:text-properties officeooo:rsid="0027171f" officeooo:paragraph-rsid="0027171f"/>
    </style:style>
    <style:style style:name="P9" style:family="paragraph" style:parent-style-name="Text_20_body">
      <style:text-properties officeooo:rsid="0027171f" officeooo:paragraph-rsid="0028529c"/>
    </style:style>
    <style:style style:name="P10" style:family="paragraph" style:parent-style-name="Text_20_body">
      <style:text-properties officeooo:rsid="0027171f" officeooo:paragraph-rsid="002a509d"/>
    </style:style>
    <style:style style:name="P11" style:family="paragraph" style:parent-style-name="Heading_20_1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text-properties officeooo:paragraph-rsid="001fbba3"/>
    </style:style>
    <style:style style:name="P13" style:family="paragraph" style:parent-style-name="Text_20_body" style:list-style-name="L1">
      <style:text-properties fo:font-weight="normal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paragraph-rsid="001e778a" style:font-weight-asian="normal" style:font-weight-complex="normal"/>
    </style:style>
    <style:style style:name="T1" style:family="text">
      <style:text-properties officeooo:rsid="001e778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style:text-underline-style="solid" style:text-underline-width="auto" style:text-underline-color="font-color" fo:font-weight="bold" officeooo:rsid="001e778a" style:font-size-asian="20pt" style:font-weight-asian="bold" style:font-size-complex="20pt" style:font-weight-complex="bold"/>
    </style:style>
    <style:style style:name="T4" style:family="text">
      <style:text-properties officeooo:rsid="0028529c"/>
    </style:style>
    <style:style style:name="T5" style:family="text">
      <style:text-properties officeooo:rsid="002a509d"/>
    </style:style>
    <style:style style:name="T6" style:family="text">
      <style:text-properties officeooo:rsid="002bbfe9"/>
    </style:style>
    <text:list-style style:name="L1">
      <text:list-level-style-bullet text:level="1" text:style-name="Bullet_20_Symbols" loext:num-list-format="%1%" text:bullet-char="➔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ocabulaire important</text:p>
      <text:p text:style-name="P1"><text:span text:style-name="T3"/></text:p>
      <text:h text:style-name="Heading_20_1" text:outline-level="1">Univers DMX</text:h>
      <text:p text:style-name="P2"><text:span text:style-name="T2">Un </text:span><text:span text:style-name="Strong_20_Emphasis"><text:span text:style-name="T2">univers DMX</text:span></text:span><text:span text:style-name="T2">, c’est un </text:span><text:span text:style-name="Strong_20_Emphasis"><text:span text:style-name="T2">paquet de 512 canaux</text:span></text:span><text:span text:style-name="T2">.</text:span></text:p>
      <text:p text:style-name="P4">Chaque canal = une info (intensité, couleur, position, etc.).</text:p>
      <text:p text:style-name="P4">Exemple :</text:p>
      <text:list text:style-name="L1">
        <text:list-item>
          <text:p text:style-name="P13">Canal 1 → intensité projecteur</text:p>
        </text:list-item>
        <text:list-item>
          <text:p text:style-name="P13">Canal 2 → rouge</text:p>
        </text:list-item>
        <text:list-item>
          <text:p text:style-name="P13">Canal 3 → vert</text:p>
        </text:list-item>
        <text:list-item>
          <text:p text:style-name="P14">Canal 4 → ble<text:span text:style-name="T1">u</text:span></text:p>
        </text:list-item>
      </text:list>
      <text:p text:style-name="P3"><text:span text:style-name="T2">Donc : </text:span><text:span text:style-name="Strong_20_Emphasis"><text:span text:style-name="T2">1 univers = 512 “commandes” max</text:span></text:span></text:p>
      <text:p text:style-name="P3"><text:span text:style-name="T2">Si t’as beaucoup de projecteurs → </text:span><text:span text:style-name="Strong_20_Emphasis"><text:span text:style-name="T2">tu utilises plusieurs univers</text:span></text:span><text:span text:style-name="T2">.</text:span></text:p>
      <text:h text:style-name="P11" text:outline-level="1">Scène</text:h>
      <text:p text:style-name="P3"><text:span text:style-name="T2">La </text:span><text:span text:style-name="Strong_20_Emphasis"><text:span text:style-name="T2">scène</text:span></text:span><text:span text:style-name="T2">, c’est le </text:span><text:span text:style-name="Strong_20_Emphasis"><text:span text:style-name="T2">lieu physique</text:span></text:span> : concert, théâtre, plateau télé, salle de spectacle</text:p>
      <text:p text:style-name="P3">Dedans tu as : projecteurs, machines à fumée, LEDs, lasers…</text:p>
      <text:h text:style-name="Heading_20_1" text:outline-level="1" text:is-list-header="true">Node<text:span text:style-name="T1">s</text:span></text:h>
      <text:p text:style-name="Text_20_body"><text:span text:style-name="T2">Un </text:span><text:span text:style-name="Strong_20_Emphasis"><text:span text:style-name="T2">node</text:span></text:span><text:span text:style-name="T2">, c’est un </text:span><text:span text:style-name="Strong_20_Emphasis"><text:span text:style-name="T2">boîtier intermédiaire</text:span></text:span><text:span text:style-name="T2">.</text:span></text:p>
      <text:p text:style-name="Text_20_body">Il fait le traducteur :</text:p>
      <text:p text:style-name="Text_20_body">Réseau (Art-Net / Ethernet) → DMX classique (prise XLR)</text:p>
      <text:p text:style-name="Text_20_body">Exemple :</text:p>
      <text:p text:style-name="Text_20_body">Ordi → câble Ethernet → <text:span text:style-name="Strong_20_Emphasis">node</text:span> → câble DMX → projecteurs</text:p>
      <text:p text:style-name="Text_20_body">Sans node, tes projecteurs DMX comprennent rien au réseau</text:p>
      <text:h text:style-name="P12" text:outline-level="1">UML</text:h>
      <text:h text:style-name="Heading_20_2" text:outline-level="2">Flèche pleine</text:h>
      <text:p text:style-name="P5">Sert à appeler une méthode</text:p>
      <text:h text:style-name="Heading_20_2" text:outline-level="2">Flèche creuse</text:h>
      <text:p text:style-name="P5">Sert à envoyer un signal</text:p>
      <text:h text:style-name="Heading_20_2" text:outline-level="2"><text:soft-page-break/>Flèche en pointillé creuse</text:h>
      <text:p text:style-name="P6">Représente le paramètre de retour de la fonction</text:p>
      <text:p text:style-name="P6"/>
      <text:h text:style-name="Heading_20_1" text:outline-level="1">Table DMX : équipements, adresses <text:span text:style-name="T6">et </text:span>canaux</text:h>
      <text:p text:style-name="P7">30 Banks sur une table DMX</text:p>
      <text:p text:style-name="P8">Combien il a besoin de canaux pour être utilisé (l’équipement DMX) ?</text:p>
      <text:p text:style-name="P9">Par exemple : </text:p>
      <text:p text:style-name="P9">16 <text:span text:style-name="T4">canaux </text:span>→ <text:span text:style-name="T4">adresse 1</text:span></text:p>
      <text:p text:style-name="P9">16 <text:span text:style-name="T4">canaux</text:span> → <text:span text:style-name="T4">adresse 17 </text:span><text:span text:style-name="T5">sinon arrondir à la dizaine supérieur→ adresse 21</text:span></text:p>
      <text:p text:style-name="P9">8 <text:span text:style-name="T4">canaux</text:span> → <text:span text:style-name="T4">adresse 33 → </text:span><text:span text:style-name="T5">adresse 41</text:span></text:p>
      <text:p text:style-name="P10">8 <text:span text:style-name="T4">canaux</text:span> → <text:span text:style-name="T4">adresse 41 → </text:span><text:span text:style-name="T5">adresse 61</text:span></text:p>
      <text:p text:style-name="P10">4 <text:span text:style-name="T4">canaux </text:span>→ <text:span text:style-name="T4">adresse 49 → </text:span><text:span text:style-name="T5">adresse 8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08:29:13.054963163</meta:creation-date>
    <dc:date>2026-01-29T14:59:05.845095160</dc:date>
    <meta:editing-duration>PT1H49M10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2" meta:paragraph-count="37" meta:word-count="228" meta:character-count="1218" meta:non-whitespace-character-count="1030"/>
  </office:meta>
</office:document-meta>
</file>